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6745157" text:style-name="L1">
        <text:list-item>
          <text:p text:style-name="P1">Biological Systems in Larger Animals</text:p>
          <text:list>
            <text:list-item>
              <text:p text:style-name="P1">All the functions inside a cell are carried out by numerous organelles</text:p>
            </text:list-item>
            <text:list-item>
              <text:p text:style-name="P1">These structures preform coordinate the physical and chemical activities that the cell needs to survive.</text:p>
            </text:list-item>
            <text:list-item>
              <text:p text:style-name="P1">In larger animals, there is not collection of cells, but rather biological systems each responsible for specific functions</text:p>
            </text:list-item>
            <text:list-item>
              <text:p text:style-name="P1">Cell specialization: different cells do different activities</text:p>
            </text:list-item>
            <text:list-item>
              <text:p text:style-name="P1">Example: Muscle cells which can contract and produce movement while another is a skin cell which is specialized to protect the body's surface.</text:p>
            </text:list-item>
            <text:list-item>
              <text:p text:style-name="P1">Groups of similar cells that work together to do a specific job are called <text:span text:style-name="T1">tissues</text:span></text:p>
            </text:list-item>
            <text:list-item>
              <text:p text:style-name="P1"><text:span text:style-name="T2">Numerous tissues and cell types that work together to do a specific activity are called </text:span><text:span text:style-name="T1">organs</text:span><text:span text:style-name="T2">.</text:span></text:p>
            </text:list-item>
            <text:list-item>
              <text:p text:style-name="P1"><text:span text:style-name="T2">Example: The eye consists of two different tissues and three different types of cells...</text:span></text:p>
            </text:list-item>
            <text:list-item>
              <text:p text:style-name="P1"><text:span text:style-name="T2">Tissue type</text:span></text:p>
              <text:list>
                <text:list-item>
                  <text:p text:style-name="P1"><text:span text:style-name="T2">Muscle tissue</text:span></text:p>
                </text:list-item>
                <text:list-item>
                  <text:p text:style-name="P1"><text:span text:style-name="T2">Nerve tissue</text:span></text:p>
                </text:list-item>
              </text:list>
            </text:list-item>
            <text:list-item>
              <text:p text:style-name="P1"><text:span text:style-name="T2">Cell types</text:span></text:p>
              <text:list>
                <text:list-item>
                  <text:p text:style-name="P1"><text:span text:style-name="T2">Skin cells</text:span></text:p>
                </text:list-item>
                <text:list-item>
                  <text:p text:style-name="P1"><text:span text:style-name="T2">Sensory cells</text:span></text:p>
                </text:list-item>
                <text:list-item>
                  <text:p text:style-name="P1"><text:span text:style-name="T2">Blood cells</text:span></text:p>
                </text:list-item>
              </text:list>
            </text:list-item>
            <text:list-item>
              <text:p text:style-name="P1"><text:span text:style-name="T2">Groups of varying tissues and organs that work together to do a particular function is called an </text:span><text:span text:style-name="T1">organ system</text:span><text:span text:style-name="T2">.</text:span></text:p>
              <text:list>
                <text:list-item>
                  <text:p text:style-name="P1"><text:span text:style-name="T2">Example: Sensory system includes organs such as eyes, ears, skin, nerves</text:span></text:p>
                </text:list-item>
              </text:list>
            </text:list-item>
          </text:list>
        </text:list-item>
        <text:list-item>
          <text:p text:style-name="P1"><text:span text:style-name="T2">Stem cells</text:span></text:p>
          <text:list>
            <text:list-item>
              <text:p text:style-name="P1"><text:span text:style-name="T2">Job not yet determined. Every single cell stems from this type of cell, hence its name. For example, stem cells can become all different kinds of cells, including nerves, muscle, blood, bone, and skin.</text:span></text:p>
            </text:list-item>
            <text:list-item>
              <text:p text:style-name="P1"><text:span text:style-name="T2">Stem cells wait for signals on what they should become. When they receive a signal, they differentiate gradually changing into the destined cell type. The signal will tell the cell to turn on certain genes and build new proteins. The differentiation process allows cells to become specialized in order to preform specific functions.</text:span></text:p>
            </text:list-item>
            <text:list-item>
              <text:p text:style-name="P1"><text:span text:style-name="T2">Sources</text:span></text:p>
              <text:list>
                <text:list-item>
                  <text:p text:style-name="P1"><text:span text:style-name="T2">Embryonic stem cells</text:span></text:p>
                </text:list-item>
                <text:list-item>
                  <text:p text:style-name="P1"><text:span text:style-name="T2">Fetus stem cells</text:span></text:p>
                </text:list-item>
                <text:list-item>
                  <text:p text:style-name="P1"><text:span text:style-name="T2">Umbilical cord stem cells</text:span></text:p>
                </text:list-item>
                <text:list-item>
                  <text:p text:style-name="P1"><text:span text:style-name="T2">Adult stem cells</text:span></text:p>
                  <text:list>
                    <text:list-item>
                      <text:p text:style-name="P1"><text:span text:style-name="T2">Blood, bone marrow.</text:span></text:p>
                    </text:list-item>
                  </text:list>
                </text:list-item>
              </text:list>
            </text:list-item>
          </text:list>
        </text:list-item>
        <text:list-item>
          <text:p text:style-name="P1"><text:span text:style-name="T2">Homework</text:span></text:p>
          <text:list>
            <text:list-item>
              <text:p text:style-name="P1"><text:span text:style-name="T2">Read page 85-92</text:span></text:p>
            </text:list-item>
            <text:list-item>
              <text:p text:style-name="P1"><text:span text:style-name="T2">Questions: page 90 #1-4</text:span></text:p>
              <text:list>
                <text:list-item>
                  <text:p text:style-name="P1"><text:span text:style-name="T2">Page 42 #1-5</text:span></text:p>
                </text:list-item>
                <text:list-item>
                  <text:p text:style-name="P1"><text:span text:style-name="T2">Page 92 #1-5, 7-8</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cCracken</meta:initial-creator>
    <meta:creation-date>2012-05-16T09:00:39</meta:creation-date>
    <dc:date>2012-05-16T09:33:37</dc:date>
    <dc:creator>Jack McCracken</dc:creator>
    <meta:editing-duration>PT16M35S</meta:editing-duration>
    <meta:editing-cycles>3</meta:editing-cycles>
    <meta:generator>LibreOffice/3.4$Linux LibreOffice_project/340m1$Build-402</meta:generator>
    <meta:document-statistic meta:table-count="0" meta:image-count="0" meta:object-count="0" meta:page-count="1" meta:paragraph-count="32" meta:word-count="322" meta:character-count="1814" meta:non-whitespace-character-count="1556"/>
  </office:meta>
</office:document-meta>
</file>